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CD000000B8D23AACAE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Arial"/>
    </style:style>
    <style:style style:name="P2" style:family="paragraph" style:parent-style-name="Header">
      <style:paragraph-properties fo:text-align="center" style:justify-single-word="false"/>
      <style:text-properties style:font-name="Arial" fo:font-size="9pt" style:font-size-asian="9pt" style:font-size-complex="9pt"/>
    </style:style>
    <style:style style:name="P3" style:family="paragraph" style:parent-style-name="Header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font-name="Arial" fo:font-size="9pt" style:font-size-asian="9pt" style:font-size-complex="9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ession droits à l'image et droits d'auteur</text:p>
      <text:p text:style-name="P4">Projet SOL-Violette</text:p>
      <text:p text:style-name="Standard"/>
      <text:p text:style-name="Standard">Dans le cadre du projet sol-violette, un site internet d'information sur toutes les parties pronantes du projet est en train d'être réalisé : <text:a xlink:type="simple" xlink:href="http://Www.sol-violette.info/">www.sol-violette.info</text:a> </text:p>
      <text:p text:style-name="Standard"/>
      <text:p text:style-name="Standard">C'est pour cette raison que nous sommes en train de réaliser des photographies (sur les prestataires Sol et leurs produits). </text:p>
      <text:p text:style-name="Standard"/>
      <text:p text:style-name="Standard">Nous vous demandons de ceder votre droit à l'image aux associations : CLAS-Violette et FOLIES qui gerent le projet afin qu'elles en fassent usage selon les besoins du projet (communication, film, plaquettes, site internet....)</text:p>
      <text:p text:style-name="Standard"/>
      <text:p text:style-name="Standard"/>
      <text:p text:style-name="Standard">Nom___________________________________________________________________________</text:p>
      <text:p text:style-name="Standard"/>
      <text:p text:style-name="Standard">Prénom_________________________________________________________________________</text:p>
      <text:p text:style-name="Standard"/>
      <text:p text:style-name="Standard">Adresse_________________________________________________________________________</text:p>
      <text:p text:style-name="Standard"/>
      <text:p text:style-name="Standard">Email___________________________________________________________________________</text:p>
      <text:p text:style-name="Standard"/>
      <text:p text:style-name="Standard">Structure________________________________________________________________________</text:p>
      <text:p text:style-name="Standard"/>
      <text:p text:style-name="Standard">Signature________________________________________________________________________</text:p>
      <text:p text:style-name="Standard"/>
      <text:p text:style-name="Standard">Egalement, nous cedons les droits d'auteur à l'association CLAS-Violette et Folies afin qu'elles en fassent usage selon les besoins du projet (communication, film, plaquettes, site internet....)</text:p>
      <text:p text:style-name="Standard"/>
      <text:p text:style-name="Standard">Nom___________________________________________________________________________</text:p>
      <text:p text:style-name="Standard"/>
      <text:p text:style-name="Standard">Prénom_________________________________________________________________________</text:p>
      <text:p text:style-name="Standard"/>
      <text:p text:style-name="Standard">Adresse_________________________________________________________________________</text:p>
      <text:p text:style-name="Standard"/>
      <text:p text:style-name="Standard">Email___________________________________________________________________________</text:p>
      <text:p text:style-name="Standard"/>
      <text:p text:style-name="Standard">Structure________________________________________________________________________</text:p>
      <text:p text:style-name="Standard"/>
      <text:p text:style-name="Standard">Signature________________________________________________________________________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 fo:text-align="center" style:justify-single-word="false"/>
      <style:text-properties style:font-name="Arial" fo:font-size="9pt" style:font-size-asian="9pt" style:font-size-complex="9pt"/>
    </style:style>
    <style:style style:name="MT1" style:family="text">
      <style:text-properties style:font-name="Arial" fo:font-size="9pt" style:font-size-asian="9pt" style:font-size-complex="9pt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s1" text:anchor-type="paragraph" svg:width="2.783cm" svg:height="2.499cm" draw:z-index="0"><draw:image xlink:href="Pictures/10000000000000CD000000B8D23AACAE.jpg" xlink:type="simple" xlink:show="embed" xlink:actuate="onLoad"/></draw:frame></text:p>
        <text:p text:style-name="MP1"/>
        <text:p text:style-name="MP1"/>
        <text:p text:style-name="MP1"/>
        <text:p text:style-name="MP1"/>
        <text:p text:style-name="MP2"><text:a xlink:type="simple" xlink:href="mailto:contact@sol-violette.info"><text:span text:style-name="MT1">contact@sol-violette.info</text:span></text:a></text:p>
        <text:p text:style-name="MP2"><text:a xlink:type="simple" xlink:href="mailto:folieseconomiesolidaire@gmail.com"><text:span text:style-name="MT1">folieseconomiesolidaire@gmail.com</text:span></text:a></text:p>
        <text:p text:style-name="MP3">06 50 48 85 53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a CARO GOMEZ</meta:initial-creator>
    <meta:creation-date>2011-03-28T10:15:51.65</meta:creation-date>
    <dc:date>2011-03-28T11:54:05.67</dc:date>
    <dc:creator>Andrea CARO GOMEZ</dc:creator>
    <meta:editing-duration>PT00H08M53S</meta:editing-duration>
    <meta:editing-cycles>4</meta:editing-cycles>
    <meta:generator>OpenOffice.org/3.2$Win32 OpenOffice.org_project/320m18$Build-9502</meta:generator>
    <meta:document-statistic meta:table-count="0" meta:image-count="1" meta:object-count="0" meta:page-count="1" meta:paragraph-count="21" meta:word-count="132" meta:character-count="1801"/>
  </office:meta>
</office:document-meta>
</file>